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B0000029B567A3232194A1BDB.png" manifest:media-type="image/png"/>
  <manifest:file-entry manifest:full-path="Pictures/10000201000002990000029C90CDC5FA038FECF7.png" manifest:media-type="image/png"/>
  <manifest:file-entry manifest:full-path="Pictures/100002010000029B0000029BA2AFD2FE20C33C66.png" manifest:media-type="image/png"/>
  <manifest:file-entry manifest:full-path="Pictures/100002010000029B0000029AAF10A72052859B87.png" manifest:media-type="image/png"/>
  <manifest:file-entry manifest:full-path="Pictures/10000201000002980000029BACB52E1C9E9EEC6A.png" manifest:media-type="image/png"/>
  <manifest:file-entry manifest:full-path="Pictures/10000201000002990000029C66EA0F9549C0051E.png" manifest:media-type="image/png"/>
  <manifest:file-entry manifest:full-path="Pictures/100002010000029C000002999CA6A8FA3B4FA8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3.46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20pt" style:font-size-complex="20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<text:span text:style-name="T1">Robotski sistem za automatsko </text:span><text:span text:style-name="T1"><text:line-break/></text:span><text:span text:style-name="T1">parkiranje</text:span></text:p>
          </draw:text-box>
        </draw:frame>
        <draw:frame presentation:style-name="pr2" draw:text-style-name="P1" draw:layer="layout" svg:width="23.8cm" svg:height="3.469cm" svg:x="2.2cm" svg:y="16.026cm" presentation:class="subtitle" presentation:user-transformed="true">
          <draw:text-box>
            <text:p><text:span text:style-name="T2">Studenti: </text:span></text:p>
            <text:p><text:span text:style-name="T2">Sedin Pašalić</text:span></text:p>
            <text:p><text:span text:style-name="T2">Merima Hadžiabd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A2AFD2FE20C33C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494cm" svg:height="15.646cm" svg:x="7.112cm" svg:y="4.064cm" presentation:class="graphic" presentation:user-transformed="true">
          <draw:image xlink:href="Pictures/10000201000002980000029BACB52E1C9E9EEC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3" draw:text-style-name="P2" draw:layer="layout" svg:width="15.545cm" svg:height="15.646cm" svg:x="6.553cm" svg:y="4.166cm">
          <draw:image xlink:href="Pictures/10000201000002990000029C66EA0F9549C005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A2AFD2FE20C33C66.png" xlink:type="simple" xlink:show="embed" xlink:actuate="onLoad" loext:mime-type="image/png">
            <text:p/>
          </draw:image>
        </draw:frame>
        <draw:frame draw:style-name="gr4" draw:text-style-name="P2" draw:layer="layout" svg:width="15.57cm" svg:height="15.646cm" svg:x="6.604cm" svg:y="4.343cm">
          <draw:image xlink:href="Pictures/10000201000002990000029C90CDC5FA038FEC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A2AFD2FE20C33C66.png" xlink:type="simple" xlink:show="embed" xlink:actuate="onLoad" loext:mime-type="image/png">
            <text:p/>
          </draw:image>
        </draw:frame>
        <draw:frame draw:style-name="gr4" draw:text-style-name="P2" draw:layer="layout" svg:width="15.697cm" svg:height="15.646cm" svg:x="6.553cm" svg:y="4.343cm">
          <draw:image xlink:href="Pictures/100002010000029C000002999CA6A8FA3B4FA8D3.png" xlink:type="simple" xlink:show="embed" xlink:actuate="onLoad" loext:mime-type="image/png">
            <text:p/>
          </draw:image>
        </draw:frame>
        <draw:frame draw:style-name="gr4" draw:text-style-name="P2" draw:layer="layout" svg:width="15.697cm" svg:height="15.646cm" svg:x="6.553cm" svg:y="4.343cm">
          <draw:image xlink:href="Pictures/100002010000029C000002999CA6A8FA3B4FA8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A2AFD2FE20C33C66.png" xlink:type="simple" xlink:show="embed" xlink:actuate="onLoad" loext:mime-type="image/png">
            <text:p/>
          </draw:image>
        </draw:frame>
        <draw:frame draw:style-name="gr4" draw:text-style-name="P2" draw:layer="layout" svg:width="15.697cm" svg:height="15.646cm" svg:x="6.553cm" svg:y="4.343cm">
          <draw:image xlink:href="Pictures/100002010000029C000002999CA6A8FA3B4FA8D3.png" xlink:type="simple" xlink:show="embed" xlink:actuate="onLoad" loext:mime-type="image/png">
            <text:p/>
          </draw:image>
        </draw:frame>
        <draw:frame draw:style-name="gr4" draw:text-style-name="P2" draw:layer="layout" svg:width="15.646cm" svg:height="15.646cm" svg:x="6.604cm" svg:y="4.343cm">
          <draw:image xlink:href="Pictures/100002010000029B0000029AAF10A72052859B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A2AFD2FE20C33C66.png" xlink:type="simple" xlink:show="embed" xlink:actuate="onLoad" loext:mime-type="image/png">
            <text:p/>
          </draw:image>
        </draw:frame>
        <draw:frame draw:style-name="gr4" draw:text-style-name="P2" draw:layer="layout" svg:width="15.697cm" svg:height="15.646cm" svg:x="6.553cm" svg:y="4.343cm">
          <draw:image xlink:href="Pictures/100002010000029C000002999CA6A8FA3B4FA8D3.png" xlink:type="simple" xlink:show="embed" xlink:actuate="onLoad" loext:mime-type="image/png">
            <text:p/>
          </draw:image>
        </draw:frame>
        <draw:frame draw:style-name="gr4" draw:text-style-name="P2" draw:layer="layout" svg:width="15.646cm" svg:height="15.646cm" svg:x="6.706cm" svg:y="4.064cm">
          <draw:image xlink:href="Pictures/100002010000029B0000029B567A3232194A1B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21:38:34.871000000</meta:creation-date>
    <meta:editing-duration>PT8M22S</meta:editing-duration>
    <meta:editing-cycles>2</meta:editing-cycles>
    <meta:generator>LibreOffice/6.1.3.2$Windows_X86_64 LibreOffice_project/86daf60bf00efa86ad547e59e09d6bb77c699acb</meta:generator>
    <dc:title>Impress</dc:title>
    <dc:date>2018-12-17T21:46:52.747000000</dc:date>
    <meta:document-statistic meta:object-count="73"/>
  </office:meta>
</office:document-meta>
</file>